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CUBADORA RODRIGUEZ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777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LON CORREA, FIORELA CHRISTI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771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4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40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669067</text:p>
          </table:table-cell>
          <table:table-cell table:style-name="Tabla2.A2" office:value-type="string">
            <text:p text:style-name="P7">133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NOVATEX</text:p>
          </table:table-cell>
          <table:table-cell table:style-name="Tabla3.A2" office:value-type="string">
            <text:p text:style-name="P20">JABAS</text:p>
          </table:table-cell>
          <table:table-cell table:style-name="Tabla3.A2" office:value-type="string">
            <text:p text:style-name="P20">20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AVIPOLLO 58 - MARIA CARRASCO 26 DE TRU - LIM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2:51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